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1900000FB7BED8C4D1.svm"/>
  <manifest:file-entry manifest:media-type="" manifest:full-path="Pictures/200000070000274700002075F043092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Courier New"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justify" style:justify-single-word="false"/>
      <style:text-properties style:font-name="Courier New" fo:font-size="11pt" style:font-size-asian="11pt" style:font-size-complex="11pt"/>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1" style:family="paragraph" style:parent-style-name="Preformatted_20_Text">
      <style:paragraph-properties fo:line-height="125%"/>
    </style:style>
    <style:style style:name="P12" style:family="paragraph" style:parent-style-name="Preformatted_20_Text">
      <style:paragraph-properties fo:text-align="justify" style:justify-single-word="false"/>
      <style:text-properties style:text-underline-style="none" fo:font-weight="normal" style:font-weight-asian="normal" style:font-weight-complex="normal"/>
    </style:style>
    <style:style style:name="P13" style:family="paragraph" style:parent-style-name="Preformatted_20_Text">
      <style:text-properties style:font-name="Courier New" fo:font-size="11pt" style:font-size-asian="11pt" style:font-size-complex="11pt"/>
    </style:style>
    <style:style style:name="P14" style:family="paragraph" style:parent-style-name="Preformatted_20_Text">
      <style:paragraph-properties fo:margin-top="0cm" fo:margin-bottom="0.499cm" fo:line-height="125%"/>
    </style:style>
    <style:style style:name="P15" style:family="paragraph" style:parent-style-name="Preformatted_20_Text">
      <style:paragraph-properties fo:margin-top="0cm" fo:margin-bottom="0.499cm"/>
      <style:text-properties style:font-name="Courier New" fo:font-size="11pt" style:font-size-asian="11pt" style:font-size-complex="11pt"/>
    </style:style>
    <style:style style:name="P16" style:family="paragraph" style:parent-style-name="Standard">
      <style:paragraph-properties fo:margin-top="0cm" fo:margin-bottom="0cm" fo:text-align="justify" style:justify-single-word="false"/>
      <style:text-properties style:text-underline-style="none" fo:font-weight="normal" style:font-weight-asian="normal" style:font-weight-complex="normal"/>
    </style:style>
    <style:style style:name="P17" style:family="paragraph" style:parent-style-name="Standard">
      <style:paragraph-properties fo:margin-top="0cm" fo:margin-bottom="0cm" fo:text-align="justify" style:justify-single-word="false"/>
    </style:style>
    <style:style style:name="P18" style:family="paragraph" style:parent-style-name="Preformatted_20_Text">
      <style:paragraph-properties fo:margin-top="0cm" fo:margin-bottom="0cm"/>
    </style:style>
    <style:style style:name="P19" style:family="paragraph" style:parent-style-name="Preformatted_20_Text">
      <style:paragraph-properties fo:margin-top="0cm" fo:margin-bottom="0cm" fo:text-align="justify" style:justify-single-word="false"/>
    </style:style>
    <style:style style:name="P20" style:family="paragraph" style:parent-style-name="Preformatted_20_Text">
      <style:paragraph-properties fo:margin-top="0cm" fo:margin-bottom="0cm"/>
      <style:text-properties style:font-name="Courier New" fo:font-size="11pt" style:font-size-asian="11pt" style:font-size-complex="11pt"/>
    </style:style>
    <style:style style:name="P21" style:family="paragraph" style:parent-style-name="Text_20_body">
      <style:paragraph-properties fo:margin-top="0cm" fo:margin-bottom="0cm"/>
    </style:style>
    <style:style style:name="P22" style:family="paragraph" style:parent-style-name="Text_20_body">
      <style:paragraph-properties fo:margin-top="0cm" fo:margin-bottom="0cm" fo:text-align="justify" style:justify-single-word="false"/>
    </style:style>
    <style:style style:name="P23" style:family="paragraph" style:parent-style-name="Text_20_body">
      <style:paragraph-properties fo:margin-top="0cm" fo:margin-bottom="0cm"/>
      <style:text-properties style:text-underline-style="none"/>
    </style:style>
    <style:style style:name="P24" style:family="paragraph" style:parent-style-name="Text_20_body">
      <style:paragraph-properties fo:margin-top="0cm" fo:margin-bottom="0cm" fo:text-align="justify" style:justify-single-word="false"/>
      <style:text-properties style:text-underline-style="none"/>
    </style:style>
    <style:style style:name="P25" style:family="paragraph" style:parent-style-name="Text_20_body">
      <style:paragraph-properties fo:margin-top="0cm" fo:margin-bottom="0cm"/>
      <style:text-properties style:font-name="Courier New" fo:font-size="11pt" style:text-underline-style="none" style:font-size-asian="11pt" style:font-size-complex="11pt"/>
    </style:style>
    <style:style style:name="P26" style:family="paragraph" style:parent-style-name="Text_20_body">
      <style:paragraph-properties fo:margin-top="0cm" fo:margin-bottom="0cm" fo:text-align="justify" style:justify-single-word="false"/>
      <style:text-properties style:font-name="Courier New" fo:font-size="11pt" style:text-underline-style="none" style:font-size-asian="11pt" style:font-size-complex="11pt"/>
    </style:style>
    <style:style style:name="P27" style:family="paragraph" style:parent-style-name="Text_20_body">
      <style:paragraph-properties fo:margin-top="0cm" fo:margin-bottom="0cm"/>
      <style:text-properties style:font-name="Courier New" fo:font-size="11pt" fo:font-style="normal" style:font-size-asian="11pt" style:font-style-asian="normal" style:font-size-complex="11pt" style:font-style-complex="normal"/>
    </style:style>
    <style:style style:name="P28" style:family="paragraph" style:parent-style-name="Text_20_body">
      <style:paragraph-properties fo:margin-top="0cm" fo:margin-bottom="0cm" fo:text-align="justify" style:justify-single-word="false"/>
      <style:text-properties style:font-name="Courier New" fo:font-size="11pt" fo:font-style="normal" style:font-size-asian="11pt" style:font-style-asian="normal" style:font-size-complex="11pt" style:font-style-complex="normal"/>
    </style:style>
    <style:style style:name="P29"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30" style:family="paragraph" style:parent-style-name="Text_20_body">
      <style:paragraph-properties fo:margin-top="0cm" fo:margin-bottom="0cm"/>
      <style:text-properties style:text-underline-style="solid" style:text-underline-width="auto" style:text-underline-color="font-color"/>
    </style:style>
    <style:style style:name="P31" style:family="paragraph" style:parent-style-name="Text_20_body">
      <style:paragraph-properties fo:margin-top="0cm" fo:margin-bottom="0cm"/>
      <style:text-properties fo:font-style="normal" style:font-style-asian="normal" style:font-style-complex="normal"/>
    </style:style>
    <style:style style:name="P32" style:family="paragraph" style:parent-style-name="Preformatted_20_Text">
      <style:paragraph-properties fo:margin-top="0cm" fo:margin-bottom="0cm" fo:line-height="125%" fo:background-color="transparent">
        <style:background-image/>
      </style:paragraph-properties>
      <style:text-properties fo:color="#000000" style:font-name="Times New Roman" fo:font-size="12pt" style:font-size-asian="12pt" style:font-size-complex="12pt"/>
    </style:style>
    <style:style style:name="P33" style:family="paragraph" style:parent-style-name="Preformatted_20_Text">
      <style:paragraph-properties fo:margin-top="0cm" fo:margin-bottom="0cm" fo:line-height="125%" fo:text-align="justify" style:justify-single-word="false" fo:background-color="transparent">
        <style:background-image/>
      </style:paragraph-properties>
      <style:text-properties fo:color="#000000" style:font-name="Times New Roman" fo:font-size="12pt" style:font-size-asian="12pt" style:font-size-complex="12pt"/>
    </style:style>
    <style:style style:name="P34" style:family="paragraph" style:parent-style-name="Preformatted_20_Text">
      <style:paragraph-properties fo:margin-top="0cm" fo:margin-bottom="0cm" fo:line-height="125%" fo:background-color="transparent">
        <style:background-image/>
      </style:paragraph-properties>
      <style:text-properties fo:color="#000000" style:font-name="Courier New" fo:font-size="11pt" style:font-size-asian="11pt" style:font-size-complex="11pt"/>
    </style:style>
    <style:style style:name="P35" style:family="paragraph" style:parent-style-name="Standard" style:list-style-name="L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6" style:family="paragraph" style:parent-style-name="Standard" style:list-style-name="L5">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7" style:family="paragraph" style:parent-style-name="Standard" style:list-style-name="L7">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8" style:family="paragraph" style:parent-style-name="Standard" style:list-style-name="L10">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9" style:family="paragraph" style:parent-style-name="Standard" style:list-style-name="L11">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3">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paragraph-properties fo:text-align="justify" style:justify-single-word="false"/>
      <style:text-properties style:text-underline-style="none" fo:font-weight="normal" style:font-weight-asian="normal" style:font-weight-complex="normal"/>
    </style:style>
    <style:style style:name="P44" style:family="paragraph" style:parent-style-name="Standard" style:list-style-name="L8">
      <style:paragraph-properties fo:text-align="justify" style:justify-single-word="false"/>
      <style:text-properties style:text-underline-style="none" fo:font-weight="normal" style:font-weight-asian="normal" style:font-weight-complex="normal"/>
    </style:style>
    <style:style style:name="P45" style:family="paragraph" style:parent-style-name="Standard" style:list-style-name="L9">
      <style:paragraph-properties fo:text-align="justify" style:justify-single-word="false"/>
      <style:text-properties style:text-underline-style="none" fo:font-weight="normal" style:font-weight-asian="normal" style:font-weight-complex="normal"/>
    </style:style>
    <style:style style:name="P46" style:family="paragraph" style:parent-style-name="Standard" style:list-style-name="L12">
      <style:paragraph-properties fo:margin-top="0cm" fo:margin-bottom="0cm" fo:text-align="justify" style:justify-single-word="false"/>
    </style:style>
    <style:style style:name="P47" style:family="paragraph" style:parent-style-name="Standard">
      <style:paragraph-properties fo:margin-top="0cm" fo:margin-bottom="0cm"/>
      <style:text-properties style:text-underline-style="none"/>
    </style:style>
    <style:style style:name="P48" style:family="paragraph" style:parent-style-name="Preformatted_20_Text">
      <style:paragraph-properties fo:text-align="justify" style:justify-single-word="false" fo:background-color="#1c1c1c">
        <style:background-image/>
      </style:paragraph-properties>
      <style:text-properties style:text-underline-style="none" fo:font-weight="normal" style:font-weight-asian="normal" style:font-weight-complex="normal"/>
    </style:style>
    <style:style style:name="P49" style:family="paragraph" style:parent-style-name="Preformatted_20_Text">
      <style:paragraph-properties fo:line-height="125%" fo:background-color="#1c1c1c">
        <style:background-image/>
      </style:paragraph-properties>
    </style:style>
    <style:style style:name="P50" style:family="paragraph" style:parent-style-name="Preformatted_20_Text">
      <style:paragraph-properties fo:line-height="125%" fo:background-color="#1c1c1c">
        <style:background-image/>
      </style:paragraph-properties>
      <style:text-properties fo:color="#ffffff"/>
    </style:style>
    <style:style style:name="P51" style:family="paragraph" style:parent-style-name="Preformatted_20_Text">
      <style:paragraph-properties fo:margin-top="0cm" fo:margin-bottom="0.499cm" fo:line-height="125%" fo:background-color="#1c1c1c">
        <style:background-image/>
      </style:paragraph-properties>
      <style:text-properties fo:color="#ffffff"/>
    </style:style>
    <style:style style:name="P52" style:family="paragraph" style:parent-style-name="Preformatted_20_Text">
      <style:paragraph-properties fo:margin-top="0cm" fo:margin-bottom="0.499cm" fo:line-height="125%" fo:background-color="#1c1c1c">
        <style:background-image/>
      </style:paragraph-properties>
    </style:style>
    <style:style style:name="P53" style:family="paragraph" style:parent-style-name="Text_20_body" style:list-style-name="L6"/>
    <style:style style:name="P54" style:family="paragraph" style:parent-style-name="Text_20_body">
      <style:paragraph-properties fo:margin-top="0cm" fo:margin-bottom="0cm"/>
    </style:style>
    <style:style style:name="P55" style:family="paragraph" style:parent-style-name="Text_20_body" style:list-style-name="L13">
      <style:paragraph-properties fo:margin-top="0cm" fo:margin-bottom="0cm" fo:text-align="justify" style:justify-single-word="false"/>
      <style:text-properties style:text-underline-style="solid" style:text-underline-width="auto" style:text-underline-color="font-color"/>
    </style:style>
    <style:style style:name="P56" style:family="paragraph" style:parent-style-name="Text_20_body" style:list-style-name="L14">
      <style:paragraph-properties fo:margin-top="0cm" fo:margin-bottom="0cm"/>
      <style:text-properties style:text-underline-style="solid" style:text-underline-width="auto" style:text-underline-color="font-color"/>
    </style:style>
    <style:style style:name="P57" style:family="paragraph" style:parent-style-name="Text_20_body" style:list-style-name="L15">
      <style:paragraph-properties fo:margin-top="0cm" fo:margin-bottom="0cm"/>
      <style:text-properties style:text-underline-style="solid" style:text-underline-width="auto" style:text-underline-color="font-color"/>
    </style:style>
    <style:style style:name="P58" style:family="paragraph" style:parent-style-name="Text_20_body" style:list-style-name="L16">
      <style:paragraph-properties fo:margin-top="0cm" fo:margin-bottom="0cm"/>
      <style:text-properties style:text-underline-style="solid" style:text-underline-width="auto" style:text-underline-color="font-color"/>
    </style:style>
    <style:style style:name="P59" style:family="paragraph" style:parent-style-name="Text_20_body" style:list-style-name="L17">
      <style:paragraph-properties fo:margin-top="0cm" fo:margin-bottom="0cm"/>
    </style:style>
    <style:style style:name="P60" style:family="paragraph" style:parent-style-name="Text_20_body">
      <style:paragraph-properties fo:margin-top="0cm" fo:margin-bottom="0cm"/>
      <style:text-properties style:text-underline-style="none"/>
    </style:style>
    <style:style style:name="P61" style:family="paragraph" style:parent-style-name="Text_20_body" style:list-style-name="L21">
      <style:paragraph-properties fo:margin-top="0cm" fo:margin-bottom="0cm"/>
      <style:text-properties style:text-underline-style="none"/>
    </style:style>
    <style:style style:name="P62" style:family="paragraph" style:parent-style-name="Text_20_body" style:list-style-name="L18">
      <style:paragraph-properties fo:margin-top="0cm" fo:margin-bottom="0cm"/>
    </style:style>
    <style:style style:name="P63" style:family="paragraph" style:parent-style-name="Text_20_body" style:list-style-name="L20">
      <style:paragraph-properties fo:margin-top="0cm" fo:margin-bottom="0cm"/>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color="#008000" fo:font-weight="bold"/>
    </style:style>
    <style:style style:name="T9" style:family="text">
      <style:text-properties fo:color="#666666"/>
    </style:style>
    <style:style style:name="T10" style:family="text">
      <style:text-properties fo:color="#ba2121"/>
    </style:style>
    <style:style style:name="T11" style:family="text">
      <style:text-properties style:font-name="Courier New" fo:font-size="11pt" style:font-size-asian="11pt" style:font-size-complex="11pt"/>
    </style:style>
    <style:style style:name="T12" style:family="text">
      <style:text-properties fo:font-weight="normal" style:font-weight-asian="normal" style:font-weight-complex="normal"/>
    </style:style>
    <style:style style:name="T13" style:family="text">
      <style:text-properties fo:color="#408080" fo:font-style="italic"/>
    </style:style>
    <style:style style:name="T14" style:family="text">
      <style:text-properties style:text-underline-style="solid" style:text-underline-width="auto" style:text-underline-color="font-color"/>
    </style:style>
    <style:style style:name="T15" style:family="text">
      <style:text-properties fo:color="#ffffff"/>
    </style:style>
    <style:style style:name="T16" style:family="text">
      <style:text-properties fo:color="#0086d2"/>
    </style:style>
    <style:style style:name="T17" style:family="text">
      <style:text-properties fo:color="#fb660a" fo:font-weight="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CLASSROOM</text:p>
      <text:p text:style-name="P2">Tutoriel javascript</text:p>
      <text:p text:style-name="P2"/>
      <text:list xml:id="list664718628863797143" text:style-name="L1">
        <text:list-item>
          <text:p text:style-name="P35">Les variables</text:p>
        </text:list-item>
      </text:list>
      <text:p text:style-name="P8"/>
      <text:p text:style-name="P4">Une variable est un conteneur ou un espace de stockage temporaire qui va pouvoir stocker une valeur. Lorsqu’on stocke une valeur dans une variable, on dit également qu’on assigne une valeur à une variable.</text:p>
      <text:p text:style-name="P4"/>
      <text:p text:style-name="P4">Pour déclarer une variable en JavaScript, nous allons devoir utiliser le mot clef <text:span text:style-name="Source_20_Text">var</text:span> ou le mot clef <text:span text:style-name="Source_20_Text">let</text:span>. </text:p>
      <text:p text:style-name="P4"/>
      <text:p text:style-name="P4">L'initialisation des variables se fait de la même manière que dans tous les autres langages de programmation, avec ces deux possibilités :</text:p>
      <text:p text:style-name="P4"/>
      <text:p text:style-name="P5">let myName = 'Quentin';</text:p>
      <text:p text:style-name="P5"/>
      <text:p text:style-name="P5">let myName;</text:p>
      <text:p text:style-name="P5">myName = 'Quentin';</text:p>
      <text:p text:style-name="P4"/>
      <text:p text:style-name="P4">Quelle est la différence entre les déclarations de variable par le mot-clé <text:span text:style-name="Source_20_Text">var</text:span>, et par le mot-clé <text:span text:style-name="Source_20_Text">let</text:span> ? Il y a trois comportements différents :</text:p>
      <text:p text:style-name="P4"/>
      <text:list xml:id="list7188780045904291022" text:style-name="L2">
        <text:list-item>
          <text:p text:style-name="P40">Lorsqu’on utilise la syntaxe avec <text:span text:style-name="Source_20_Text">var</text:span>, on n’est pas obligé de déclarer la variable avant de la manipuler dans le code, <text:span text:style-name="T3">on peut très bien effectuer des manipulations en haut du code et déclarer la variable en fin de code</text:span>. Cela est possible car le JavaScript va traiter les déclarations de variables effectuées avec <text:span text:style-name="Source_20_Text">var</text:span> avant le reste du code JavaScript. Ce comportement est appelé remontée ou hoisting. Ce comportement a été jugé comme inadapté dans les versions récentes de JavaScript et a donc été corrigé dans la déclaration de variables avec <text:span text:style-name="Source_20_Text">let</text:span> : les variables utilisant la syntaxe <text:span text:style-name="Source_20_Text">let</text:span> doivent obligatoirement être déclarées avant de pouvoir être utilisées.</text:p>
        </text:list-item>
      </text:list>
      <text:p text:style-name="P3"/>
      <text:list xml:id="list8815003694691147193" text:style-name="L3">
        <text:list-item>
          <text:p text:style-name="P41">Avec l’ancienne syntaxe <text:span text:style-name="Source_20_Text">var</text:span>, on avait le droit de déclarer plusieurs fois une même variable en utilisant à chaque fois <text:span text:style-name="Source_20_Text">var</text:span> (ce qui avait pour effet de modifier la valeur stockée). La nouvelle syntaxe avec <text:span text:style-name="Source_20_Text">let</text:span> n’autorise pas cela.</text:p>
        </text:list-item>
      </text:list>
      <text:p text:style-name="P3"/>
      <text:list xml:id="list1203719180995317629" text:style-name="L4">
        <text:list-item>
          <text:p text:style-name="P42">Mais la différence principale est une question de scope : "<text:span text:style-name="T4">Main difference is scoping rules. Variables declared by var keyword are scoped to the immediate function body (hence the function scope) while let variables are scoped to the immediate enclosing block denoted by { } (hence the block scope).</text:span>"</text:p>
        </text:list-item>
      </text:list>
      <text:p text:style-name="P3"/>
      <text:p text:style-name="P3"/>
      <text:p text:style-name="P3"><draw:frame draw:style-name="fr1" draw:name="images1" text:anchor-type="paragraph" svg:width="10.054cm" svg:height="8.31cm" draw:z-index="0"><draw:image xlink:href="Pictures/200000070000274700002075F043092F.svm" xlink:type="simple" xlink:show="embed" xlink:actuate="onLoad"/></draw:frame><text:soft-page-break/></text:p>
      <text:p text:style-name="P4"/>
      <text:p text:style-name="P4">Au niveau des opérations arithmétiques, rien de bien nouveau par rapport aux autres langages.</text:p>
      <text:p text:style-name="P4">De même pour les variables constantes, qu'on déclare avec le mot-clé <text:span text:style-name="T3">const</text:span> :</text:p>
      <text:p text:style-name="P4"/>
      <text:p text:style-name="P5">const myName = 'Quentin';</text:p>
      <text:p text:style-name="P5"/>
      <text:p text:style-name="P5">myName = 'John';<text:tab/>// error</text:p>
      <text:p text:style-name="P4"/>
      <text:p text:style-name="P4"/>
      <text:list xml:id="list7432198101930101339" text:style-name="L5">
        <text:list-item>
          <text:p text:style-name="P36">Les types de variables</text:p>
        </text:list-item>
      </text:list>
      <text:p text:style-name="P4"/>
      <text:p text:style-name="P10"><text:bookmark text:name="r-7178082"/>Le <text:span text:style-name="Strong_20_Emphasis">type</text:span> d'une variable ou d'une constante correspond au genre des données qu'elle enregistre. En JavaScript, il y a trois types primitifs principaux :</text:p>
      <text:list xml:id="list5080179923833717879" text:style-name="L6">
        <text:list-item>
          <text:p text:style-name="P53"><text:bookmark text:name="r-7178083"/><text:bookmark text:name="r-7178084"/><text:bookmark text:name="r-7178089"/>number (nombre) ;</text:p>
        </text:list-item>
        <text:list-item>
          <text:p text:style-name="P53"><text:bookmark text:name="r-7178085"/><text:bookmark text:name="r-7178086"/>string (chaîne de caractères) ;</text:p>
        </text:list-item>
        <text:list-item>
          <text:p text:style-name="P53"><text:bookmark text:name="r-7178087"/><text:bookmark text:name="r-7178088"/>boolean (valeur logique).</text:p>
        </text:list-item>
      </text:list>
      <text:p text:style-name="P4"/>
      <text:p text:style-name="P3"><text:span text:style-name="T2">&gt; Les </text:span><text:span text:style-name="T5">numbers</text:span><text:span text:style-name="T2"> peuvent être des valeurs entières, ou flottantes. La valeur maximale d'un </text:span><text:span text:style-name="T5">number</text:span><text:span text:style-name="T7"> en Javascript est extrêmement grande, </text:span><text:span text:style-name="T6">1.7976931348623157e+308 </text:span><text:span text:style-name="T7">(tout ce qui dépasse est traité comme une valeur infinie).</text:span></text:p>
      <text:p text:style-name="P9"/>
      <text:p text:style-name="P3"><text:span text:style-name="T7">&gt; Les </text:span><text:span text:style-name="T5">strings</text:span><text:span text:style-name="T7"> peuvent contenir des chaînes de caractère très importantes (jusqu'à 134 millions de caractères). On peut les concaténer facilement avec le signe '+' (ce qui concatène également les nombres ou les booléens en les convertissant en string) :</text:span></text:p>
      <text:p text:style-name="P9"/>
      <text:p text:style-name="P6">let myName = 'Quentin';</text:p>
      <text:p text:style-name="P6">let myLastName = 'Roland';</text:p>
      <text:p text:style-name="P6">let myAge = 24;</text:p>
      <text:p text:style-name="P6">let hehe = true;</text:p>
      <text:p text:style-name="P6"/>
      <text:p text:style-name="P6">console.log(myName + ' | ' + myLastName + ' &amp; ' + myAge + ' ; ' + hehe);</text:p>
      <text:p text:style-name="P9"/>
      <text:p text:style-name="P3"><text:span text:style-name="T7">&gt; Les </text:span><text:span text:style-name="T5">booleans</text:span><text:span text:style-name="T7"> sont simplement des valeurs "true" ou "false".</text:span></text:p>
      <text:p text:style-name="P9"><text:soft-page-break/>Note : on peut tout à fait initialiser une variable en tant que nombre, puis la réaffecter comme chaîne, ou tout autre type de variable.</text:p>
      <text:p text:style-name="P9"/>
      <text:p text:style-name="P9"/>
      <text:list xml:id="list608449278586638725" text:style-name="L7">
        <text:list-item>
          <text:p text:style-name="P37">Les objets</text:p>
        </text:list-item>
      </text:list>
      <text:p text:style-name="P4"/>
      <text:p text:style-name="P3"><text:span text:style-name="T2">Les objets en Javascript sont écrits </text:span>en <text:span text:style-name="Strong_20_Emphasis">JSON (JavaScript Object Notation)</text:span>. Ce sont des séries de <text:span text:style-name="Strong_20_Emphasis">paires clés-valeurs</text:span> séparées par des virgules, entre des accolades.</text:p>
      <text:p text:style-name="P3"/>
      <text:p text:style-name="P3">On peut les déclarer et les stocker très simplement dans des variables :</text:p>
      <text:p text:style-name="P3"/>
      <text:p text:style-name="P7">let myBook = {</text:p>
      <text:p text:style-name="P7">title: 'The Story of Tau',</text:p>
      <text:p text:style-name="P7">author: 'Will Alexander',</text:p>
      <text:p text:style-name="P7">numberOfPages: 250,</text:p>
      <text:p text:style-name="P7">isAvailable: true</text:p>
      <text:p text:style-name="P7">};</text:p>
      <text:p text:style-name="P4"/>
      <text:p text:style-name="P4">Chaque clé est obligatoirement une chaîne de caractères, et les valeurs peuvent être tout type de données (types primitifs, ou complexes).</text:p>
      <text:p text:style-name="P4"/>
      <text:p text:style-name="P4">Pour accéder aux propriétés d'un objet en Javascript, 2 notations sont possibles, la notation avec un point, ou la notation brackets :</text:p>
      <text:p text:style-name="P4"/>
      <text:p text:style-name="P5">let myObject = {</text:p>
      <text:p text:style-name="P5"><text:s text:c="2"/>a: 42,</text:p>
      <text:p text:style-name="P5"><text:s text:c="2"/>b: 42,</text:p>
      <text:p text:style-name="P5"><text:s text:c="2"/>name: 'hello'</text:p>
      <text:p text:style-name="P5">};</text:p>
      <text:p text:style-name="P5"/>
      <text:p text:style-name="P5">console.log(myObject.a);</text:p>
      <text:p text:style-name="P5">console.log(myObject["name"]);</text:p>
      <text:p text:style-name="P4"/>
      <text:p text:style-name="P4"/>
      <text:p text:style-name="P4">La construction d'objets via des variables et une déclaration JSON convient pour des objets simples, qu'on ne crée qu'une ou deux fois. Pour les objets complexes, ou qu'on voudra créer à répétition, on va plutôt définir des classes.</text:p>
      <text:p text:style-name="P4"/>
      <text:p text:style-name="P4">Comme dans tous les langages orientés objet, les classes sont des modèles d'objets. On les définit avec le mot-clé <text:span text:style-name="T3">class</text:span>, puis entre brackets ensuite.</text:p>
      <text:p text:style-name="P4"/>
      <text:p text:style-name="P4">De manière assez similaire au C++, on peut renseigner, dans la déclaration de notre classe :</text:p>
      <text:list xml:id="list6159089672637412194" text:style-name="L8">
        <text:list-item>
          <text:p text:style-name="P44">Un constructeur (fonction appelée lorsqu'une instance de la classe est créée. De manière un peu différente du C++, on peut y déclarer des attributs de classe, au lieu de simplement donner une valeur à des attributs existants).</text:p>
        </text:list-item>
      </text:list>
      <text:list xml:id="list7175630841336874512" text:style-name="L9">
        <text:list-item>
          <text:p text:style-name="P45">Des attributs (variables de la classe).</text:p>
        </text:list-item>
        <text:list-item>
          <text:p text:style-name="P45">Des fonctions.</text:p>
        </text:list-item>
      </text:list>
      <text:p text:style-name="P4"/>
      <text:p text:style-name="P4">Le fonctionnement des fonctions et attributs statiques semble être d'ailleurs le même qu'en C++ (attention cependant, les attributs statiques sont une addition apparemment assez récente).</text:p>
      <text:p text:style-name="P4">Par exemple, pour appeler la méthode statique d'une classe Math, on fait :</text:p>
      <text:p text:style-name="P4"/>
      <text:p text:style-name="P5">Math.random();</text:p>
      <text:p text:style-name="P4">(On utilise pas une instance de la classe, mais la classe elle-même).</text:p>
      <text:p text:style-name="P4"><text:soft-page-break/></text:p>
      <text:p text:style-name="P4"/>
      <text:p text:style-name="P4"/>
      <text:p text:style-name="P12"><text:span text:style-name="T8">class</text:span> Book {</text:p>
      <text:p text:style-name="P11"><text:s text:c="2"/></text:p>
      <text:p text:style-name="P11"><text:s text:c="2"/>constructor(title, author, pages)</text:p>
      <text:p text:style-name="P11"><text:s text:c="2"/>{</text:p>
      <text:p text:style-name="P11"><text:s text:c="4"/><text:span text:style-name="T8">this</text:span>.title <text:span text:style-name="T9">=</text:span> title;</text:p>
      <text:p text:style-name="P11"><text:s text:c="4"/><text:span text:style-name="T8">this</text:span>.author <text:span text:style-name="T9">=</text:span> author;</text:p>
      <text:p text:style-name="P11"><text:s text:c="4"/><text:span text:style-name="T8">this</text:span>.pages <text:span text:style-name="T9">=</text:span> pages;</text:p>
      <text:p text:style-name="P11"><text:s text:c="4"/><text:span text:style-name="T8">this</text:span>.available <text:span text:style-name="T9">=</text:span> <text:span text:style-name="T8">true</text:span>;</text:p>
      <text:p text:style-name="P11"><text:s text:c="2"/>}</text:p>
      <text:p text:style-name="P11"><text:s text:c="2"/></text:p>
      <text:p text:style-name="P11"><text:s text:c="2"/>isLongBook()</text:p>
      <text:p text:style-name="P11"><text:s text:c="2"/>{</text:p>
      <text:p text:style-name="P11"><text:s text:c="4"/><text:span text:style-name="T8">if</text:span> (<text:span text:style-name="T8">this</text:span>.pages <text:span text:style-name="T9">&gt;</text:span> <text:span text:style-name="T9">250</text:span>)</text:p>
      <text:p text:style-name="P11"><text:s text:c="6"/><text:span text:style-name="T8">return</text:span> <text:span text:style-name="T8">true</text:span>;</text:p>
      <text:p text:style-name="P11"><text:s text:c="4"/><text:span text:style-name="T8">else</text:span></text:p>
      <text:p text:style-name="P11"><text:s text:c="6"/><text:span text:style-name="T8">return</text:span> <text:span text:style-name="T8">false</text:span>;</text:p>
      <text:p text:style-name="P11"><text:s text:c="2"/>}</text:p>
      <text:p text:style-name="P11"><text:s text:c="2"/></text:p>
      <text:p text:style-name="P11"><text:s text:c="2"/>set state(which)</text:p>
      <text:p text:style-name="P11"><text:s text:c="2"/>{</text:p>
      <text:p text:style-name="P11"><text:s text:c="4"/><text:span text:style-name="T8">this</text:span>.available <text:span text:style-name="T9">=</text:span> which;</text:p>
      <text:p text:style-name="P11"><text:s text:c="2"/>}</text:p>
      <text:p text:style-name="P11"><text:s text:c="2"/></text:p>
      <text:p text:style-name="P11"><text:s text:c="2"/>get formattedBook()</text:p>
      <text:p text:style-name="P11"><text:s text:c="2"/>{</text:p>
      <text:p text:style-name="P11"><text:s text:c="4"/><text:span text:style-name="T8">return</text:span> <text:span text:style-name="T8">this</text:span>.title <text:span text:style-name="T9">+</text:span> <text:span text:style-name="T10">' | '</text:span> <text:span text:style-name="T9">+</text:span> <text:span text:style-name="T8">this</text:span>.author <text:span text:style-name="T9">+</text:span> <text:span text:style-name="T10">' | '</text:span> <text:span text:style-name="T9">+</text:span> <text:span text:style-name="T8">this</text:span>.pages;</text:p>
      <text:p text:style-name="P11"><text:s text:c="2"/>}</text:p>
      <text:p text:style-name="P11">}</text:p>
      <text:p text:style-name="P11"/>
      <text:p text:style-name="P11"><text:span text:style-name="T8">let</text:span> myBook <text:span text:style-name="T9">=</text:span> <text:span text:style-name="T8">new</text:span> Book(<text:span text:style-name="T10">"Le Nom du Vent"</text:span>, <text:span text:style-name="T10">"Rothfuss"</text:span>, <text:span text:style-name="T9">300</text:span>);</text:p>
      <text:p text:style-name="P11"/>
      <text:p text:style-name="P11">console.log(myBook.isLongBook());</text:p>
      <text:p text:style-name="P11">myBook.state <text:span text:style-name="T9">=</text:span> <text:span text:style-name="T8">false</text:span>;</text:p>
      <text:p text:style-name="P11">console.log(myBook.available);</text:p>
      <text:p text:style-name="P14">console.log(myBook.formattedBook);</text:p>
      <text:p text:style-name="P4"><draw:frame draw:style-name="fr2" draw:name="images2" text:anchor-type="paragraph" svg:width="10.684cm" svg:height="3.642cm" draw:z-index="1"><draw:image xlink:href="Pictures/2000000700002E1900000FB7BED8C4D1.svm" xlink:type="simple" xlink:show="embed" xlink:actuate="onLoad"/></draw:frame></text:p>
      <text:p text:style-name="P4">On voit ici une classe assez simple, avec des attributs, et des fonctions. Parmi les fonctions, on a un setter et un getter :</text:p>
      <text:p text:style-name="P4">&gt; Les setters sont appelés par assignation<text:tab/><text:tab/><text:span text:style-name="T11">&lt;class&gt;.&lt;setter&gt; = value</text:span></text:p>
      <text:p text:style-name="P4">&gt; Les getters sont appelés comme un attribut<text:tab/><text:span text:style-name="T11">&lt;class&gt;.&lt;getter&gt;</text:span></text:p>
      <text:p text:style-name="P4"><text:soft-page-break/></text:p>
      <text:p text:style-name="P4"/>
      <text:list xml:id="list6629220884757605671" text:style-name="L10">
        <text:list-item>
          <text:p text:style-name="P38">Les tableaux</text:p>
        </text:list-item>
      </text:list>
      <text:p text:style-name="P8"/>
      <text:p text:style-name="P4">&gt; Tableau vide :</text:p>
      <text:p text:style-name="P4"/>
      <text:p text:style-name="P5">let array = [];</text:p>
      <text:p text:style-name="P5"/>
      <text:p text:style-name="P5">array[0] = 42;</text:p>
      <text:p text:style-name="P5">array[1] = 4444;</text:p>
      <text:p text:style-name="P4"/>
      <text:p text:style-name="P4">&gt; Tableau initialisé :</text:p>
      <text:p text:style-name="P4"/>
      <text:p text:style-name="P5">let array = [4, 42, 123];</text:p>
      <text:p text:style-name="P4"/>
      <text:p text:style-name="P4"/>
      <text:p text:style-name="P4">En Javascript, les types primitifs (number, string, bool) sont toujours passés par <text:span text:style-name="T3">valeur</text:span>. Cependant, les objets et les tableaux sont, eux, passés par référence.</text:p>
      <text:p text:style-name="P4"/>
      <text:p text:style-name="P5">let array = [];</text:p>
      <text:p text:style-name="P5">array[0] = 20;</text:p>
      <text:p text:style-name="P5">array[1] = 42;</text:p>
      <text:p text:style-name="P5">array[2] = 4444;</text:p>
      <text:p text:style-name="P5"/>
      <text:p text:style-name="P5">let test = array;</text:p>
      <text:p text:style-name="P5">array[1] = 1234;</text:p>
      <text:p text:style-name="P5">console.log(test);</text:p>
      <text:p text:style-name="P4"/>
      <text:p text:style-name="P4">Ce code affichera bien 1234, car test contient une référence à array, et pas une copie.</text:p>
      <text:p text:style-name="P4"/>
      <text:p text:style-name="P4">&gt; Un tableau peut contenir des éléments de types différents.</text:p>
      <text:p text:style-name="P4">&gt; Le propriété "length" d'un tableau renvoie un number représentant sa taille.</text:p>
      <text:p text:style-name="P4">&gt; La méthode "push" permet d'ajouter un élément à la fin du tableau.</text:p>
      <text:p text:style-name="P4">&gt; La méthode "unshift" permet d'ajouter un élément au début du tableau.</text:p>
      <text:p text:style-name="P4">&gt; La méthode "pop" permet de supprimer le dernier élément d'un tableau.</text:p>
      <text:p text:style-name="P4"/>
      <text:p text:style-name="P4"/>
      <text:list xml:id="list2363879296535021938" text:style-name="L11">
        <text:list-item>
          <text:p text:style-name="P39">Les conditions</text:p>
        </text:list-item>
      </text:list>
      <text:p text:style-name="P4"/>
      <text:p text:style-name="P4">&gt; La condition "if / else" a la même syntaxe qu'en C / C++.</text:p>
      <text:p text:style-name="P16"/>
      <text:p text:style-name="P17"><text:span text:style-name="T2">&gt; </text:span><text:bookmark text:name="r-7178801"/><text:span text:style-name="T2">Il y a deux façons de vérifier si deux valeurs sont égales en JavaScript : == et ===, aussi appelées </text:span><text:span text:style-name="Emphasis"><text:span text:style-name="T2">égalité </text:span></text:span><text:span text:style-name="Strong_20_Emphasis"><text:span text:style-name="Emphasis"><text:span text:style-name="T1">simple</text:span></text:span></text:span><text:span text:style-name="T2"> et </text:span><text:span text:style-name="Emphasis"><text:span text:style-name="T2">égalité </text:span></text:span><text:span text:style-name="Strong_20_Emphasis"><text:span text:style-name="Emphasis"><text:span text:style-name="T1">stricte </text:span></text:span></text:span><text:span text:style-name="T2">:</text:span></text:p>
      <text:p text:style-name="P16"/>
      <text:list xml:id="list8363901596523714618" text:style-name="L12">
        <text:list-item>
          <text:p text:style-name="P46">l'égalité simple vérifie la <text:span text:style-name="Strong_20_Emphasis">valeur</text:span>, mais pas le type. Donc ceci renvoie la valeur <text:span text:style-name="Source_20_Text">true</text:span> :<text:line-break/><text:span text:style-name="Source_20_Text">5 == "5</text:span><text:bookmark text:name="r-7178804"/><text:bookmark text:name="r-7178805"/><text:span text:style-name="Source_20_Text">"</text:span></text:p>
        </text:list-item>
        <text:list-item>
          <text:p text:style-name="P46">par contre, l'égalité stricte vérifie à la fois la <text:span text:style-name="Strong_20_Emphasis">valeur et le type</text:span>. Donc :<text:line-break/><text:span text:style-name="Source_20_Text">5 === "5" </text:span>renvoie <text:span text:style-name="Source_20_Text">false</text:span>, car on compare un <text:span text:style-name="Source_20_Text">number</text:span> à une <text:span text:style-name="Source_20_Text">string</text:span>.</text:p>
        </text:list-item>
      </text:list>
      <text:p text:style-name="P21"/>
      <text:p text:style-name="P21"><text:bookmark text:name="r-7178807"/>De même, il y a deux opérateurs d'inégalité,<text:span text:style-name="Source_20_Text">!=</text:span> et<text:span text:style-name="Source_20_Text">!==</text:span> , avec la même distinction.</text:p>
      <text:p text:style-name="P21"/>
      <text:p text:style-name="P21">&gt; Les conditions &amp;&amp; || ! fonctionnent comme en C / C++.</text:p>
      <text:p text:style-name="P21"/>
      <text:p text:style-name="P22"><text:soft-page-break/>&gt; Au niveau du scope des variables, les variables déclarées avec <text:span text:style-name="T3">let </text:span><text:span text:style-name="T12">ne peuvent être utilisées que dans le bloc de code dans lequel elles sont déclarées (contrairement aux variables déclarées avec </text:span><text:span text:style-name="T3">var</text:span><text:span text:style-name="T12">, qui peuvent être utilisées à l'échelle de la fonction).</text:span></text:p>
      <text:p text:style-name="P29"/>
      <text:p text:style-name="P19"><text:span text:style-name="T8">let</text:span> userLoggedIn <text:span text:style-name="T9">=</text:span> <text:span text:style-name="T8">true</text:span>;</text:p>
      <text:p text:style-name="P11"/>
      <text:p text:style-name="P11"><text:span text:style-name="T8">if</text:span> (userLoggedIn) {</text:p>
      <text:p text:style-name="P11"/>
      <text:p text:style-name="P11"><text:s text:c="3"/><text:span text:style-name="T8">let</text:span> welcomeMessage <text:span text:style-name="T9">=</text:span> <text:span text:style-name="T10">'Welcome back!'</text:span>;</text:p>
      <text:p text:style-name="P11"/>
      <text:p text:style-name="P11">} <text:span text:style-name="T8">else</text:span> {</text:p>
      <text:p text:style-name="P11"/>
      <text:p text:style-name="P11"><text:s text:c="3"/><text:span text:style-name="T8">let</text:span> welcomeMessage <text:span text:style-name="T9">=</text:span> <text:span text:style-name="T10">'Welcome new user!'</text:span>;</text:p>
      <text:p text:style-name="P11"/>
      <text:p text:style-name="P11">}</text:p>
      <text:p text:style-name="P11"/>
      <text:p text:style-name="P14">console.log(welcomeMessage); <text:span text:style-name="T13">// renvoie une erreur</text:span></text:p>
      <text:p text:style-name="P22">Ce code renvoie une erreur car on essaie d'utiliser une variable qui a été déclarée dans des blocs de code différents du bloc où on essaie de l'utiliser. Pour que cela fonctionne, il faudrait déclarer la variable welcomeMessage au-dessus des conditions if / else, et simplement lui attribuer une valeur à l'intérieur de celles-ci.</text:p>
      <text:p text:style-name="P22"/>
      <text:p text:style-name="P22">&gt; La condition "switch" est la même qu'en C / C++.</text:p>
      <text:p text:style-name="P22"/>
      <text:p text:style-name="P22"/>
      <text:list xml:id="list3144557443337376202" text:style-name="L13">
        <text:list-item>
          <text:p text:style-name="P55">Les boucles</text:p>
        </text:list-item>
      </text:list>
      <text:p text:style-name="P24"/>
      <text:p text:style-name="P24">&gt; La boucle for fonctionne comme en C / C++ :</text:p>
      <text:p text:style-name="P24"/>
      <text:p text:style-name="P26">for (let i = 0; i &lt; 5; i++)</text:p>
      <text:p text:style-name="P26">{</text:p>
      <text:p text:style-name="P26"><text:tab/>[...]</text:p>
      <text:p text:style-name="P26">}</text:p>
      <text:p text:style-name="P21"/>
      <text:p text:style-name="P22">&gt; La boucle for ... in permet de parcourir un tableau facilement, avec une syntaxe plus légère que d'utiliser l'attribut <text:span text:style-name="T4">length</text:span><text:span text:style-name="T6"> du tableau dans une boucle for classique :</text:span></text:p>
      <text:p text:style-name="P31"/>
      <text:p text:style-name="P27">for (let i in array)</text:p>
      <text:p text:style-name="P27">{</text:p>
      <text:p text:style-name="P27"><text:tab/>console.log(array[i]);</text:p>
      <text:p text:style-name="P27">}</text:p>
      <text:p text:style-name="P21"/>
      <text:p text:style-name="P22">&gt; La boucle for ... of fait la même chose, mais dans les cas où on a pas besoin de l'indice de l'élément traité pour chaque itération de boucle, et qu'on veut juste itérer sur tous les éléments, dans l'ordre du tableau :</text:p>
      <text:p text:style-name="P22"/>
      <text:p text:style-name="P27">for (let passenger in array)</text:p>
      <text:p text:style-name="P27">{</text:p>
      <text:p text:style-name="P27"><text:tab/>console.log(passenger);</text:p>
      <text:p text:style-name="P28">}</text:p>
      <text:p text:style-name="P21"/>
      <text:p text:style-name="P21"/>
      <text:p text:style-name="P21"><text:soft-page-break/>&gt; La boucle while fonctionne comme en C / C++.</text:p>
      <text:p text:style-name="P21"/>
      <text:list xml:id="list8349765264572856370" text:style-name="L14">
        <text:list-item>
          <text:p text:style-name="P56">Les exceptions</text:p>
        </text:list-item>
      </text:list>
      <text:p text:style-name="P30"/>
      <text:p text:style-name="P23">&gt; On peut utiliser la syntaxe suivante, comme en C++ :</text:p>
      <text:p text:style-name="P23"/>
      <text:p text:style-name="P25">try</text:p>
      <text:p text:style-name="P25">{</text:p>
      <text:p text:style-name="P25"><text:tab/>[...]</text:p>
      <text:p text:style-name="P25">}</text:p>
      <text:p text:style-name="P25">catch</text:p>
      <text:p text:style-name="P25">{</text:p>
      <text:p text:style-name="P25"><text:tab/>[...]</text:p>
      <text:p text:style-name="P25">}</text:p>
      <text:p text:style-name="P21"/>
      <text:p text:style-name="P21"/>
      <text:list xml:id="list4808250306587308339" text:style-name="L15">
        <text:list-item>
          <text:p text:style-name="P57">Les fonctions fléchées</text:p>
        </text:list-item>
      </text:list>
      <text:p text:style-name="P21"/>
      <text:p text:style-name="P32">On fait appel à des fonctions fléchées avec la syntaxe '=&gt;'.</text:p>
      <text:p text:style-name="P32"/>
      <text:p text:style-name="P32">---&gt; Fonction avec 2 arguments, ne retourne rien</text:p>
      <text:p text:style-name="P34">(param, param2) =&gt; {</text:p>
      <text:p text:style-name="P20"><text:s text:c="3"/>instructions</text:p>
      <text:p text:style-name="P20">}</text:p>
      <text:p text:style-name="P32"/>
      <text:p text:style-name="P32">---&gt; Fonction avec 3 arguments, retourne une valeur</text:p>
      <text:p text:style-name="P34">(param1, param2, param3) =&gt; expression {</text:p>
      <text:p text:style-name="P34"><text:tab/>intructions</text:p>
      <text:p text:style-name="P34">}</text:p>
      <text:p text:style-name="P32">Ce qui équivaut en fait à ça :</text:p>
      <text:p text:style-name="P34">(param1, param2, param3) =&gt; {</text:p>
      <text:p text:style-name="P13"><text:s text:c="2"/>return expression;</text:p>
      <text:p text:style-name="P15">}</text:p>
      <text:p text:style-name="P33">Les fonctions fléchées sont plus simples à écrire, et ont également une petite différence au niveau du scope du mot-clé <text:span text:style-name="T3">this</text:span><text:span text:style-name="T12">.</text:span></text:p>
      <text:p text:style-name="P21"/>
      <text:p text:style-name="P21"/>
      <text:list xml:id="list1604190922814392220" text:style-name="L16">
        <text:list-item>
          <text:p text:style-name="P58">Variables entre brackets</text:p>
        </text:list-item>
      </text:list>
      <text:p text:style-name="P21"><text:a xlink:type="simple" xlink:href="https://stackoverflow.com/questions/25187903/what-do-curly-braces-around-javascript-variable-name-mean" text:style-name="Internet_20_link" text:visited-style-name="Visited_20_Internet_20_Link">https://stackoverflow.com/questions/25187903/what-do-curly-braces-around-javascript-variable-name-mean</text:a></text:p>
      <text:p text:style-name="P21"/>
      <text:p text:style-name="P18"><text:span text:style-name="Source_20_Text">var { ActionButton } = require("sdk/ui/button/action");</text:span></text:p>
      <text:p text:style-name="P21"/>
      <text:p text:style-name="P21">Équivaut à :</text:p>
      <text:p text:style-name="P21"/>
      <text:p text:style-name="P18"><text:span text:style-name="Source_20_Text">var ActionButton = require("sdk/ui/button/action").ActionButton;</text:span></text:p>
      <text:p text:style-name="P21"/>
      <text:p text:style-name="P22">A much more useful example would be something like</text:p>
      <text:p text:style-name="P22"><text:span text:style-name="Source_20_Text">{width, height, color} = options</text:span>, which would replace the lines <text:span text:style-name="Source_20_Text">width = options.width; height = options.height; color = options.color</text:span> </text:p>
      <text:list xml:id="list4612799893521357726" text:style-name="L18">
        <text:list-item>
          <text:p text:style-name="P62"><text:soft-page-break/><text:span text:style-name="T14">Opérations asynchrones et fonctions callbacks</text:span></text:p>
        </text:list-item>
      </text:list>
      <text:p text:style-name="P23"/>
      <text:p text:style-name="P23">Voir début de NodeJS.odt.</text:p>
      <text:p text:style-name="P23"/>
      <text:list xml:id="list5207473856901061211" text:style-name="L21">
        <text:list-item>
          <text:p text:style-name="P61"><text:span text:style-name="T14">Opérations asynchrones et promises</text:span></text:p>
        </text:list-item>
      </text:list>
      <text:p text:style-name="P23"/>
      <text:p text:style-name="P23">Les promises sont une autre façon de gérer les opérations asynchrones. Voir NodeJS.odt, "Gestion de l'authentification et des sessions" pour un exemple.</text:p>
      <text:list xml:id="list1275853412850358932" text:style-name="L17">
        <text:list-header>
          <text:p text:style-name="P59"><text:span text:style-name="T14"/></text:p>
        </text:list-header>
      </text:list>
      <text:list xml:id="list4467503769875618876" text:style-name="L20">
        <text:list-item>
          <text:p text:style-name="P63"><text:span text:style-name="T14">Async / wait</text:span></text:p>
        </text:list-item>
      </text:list>
      <text:p text:style-name="P21"><text:span text:style-name="T14"/></text:p>
      <text:p text:style-name="P4">L'utilisation des mots-clés <text:span text:style-name="T3">async / await</text:span> permet de rendre un peu plus clair le fonctionnement des opérations asynchrones. Avant, on avait la syntaxe suivante :</text:p>
      <text:p text:style-name="P4"/>
      <text:p text:style-name="P48"><text:span text:style-name="T15">fetch(</text:span><text:span text:style-name="T16">'coffee.jpg'</text:span><text:span text:style-name="T15">)</text:span></text:p>
      <text:p text:style-name="P49"><text:span text:style-name="T15">.then(response</text:span> <text:span text:style-name="T15">=&gt;</text:span> <text:span text:style-name="T15">{</text:span></text:p>
      <text:p text:style-name="P49"><text:s text:c="2"/><text:span text:style-name="T17">if</text:span> <text:span text:style-name="T15">(!response.ok)</text:span> <text:span text:style-name="T15">{</text:span></text:p>
      <text:p text:style-name="P49"><text:s text:c="4"/><text:span text:style-name="T17">throw</text:span> <text:span text:style-name="T17">new</text:span> <text:span text:style-name="T15">Error(`Erreur</text:span> <text:span text:style-name="T15">HTTP</text:span> <text:span text:style-name="T15">!</text:span> <text:span text:style-name="T15">statut</text:span> <text:span text:style-name="T15">:</text:span> <text:span text:style-name="T15">${response.status}`);</text:span></text:p>
      <text:p text:style-name="P49"><text:s text:c="2"/><text:span text:style-name="T15">}</text:span></text:p>
      <text:p text:style-name="P49"><text:s text:c="2"/><text:span text:style-name="T17">return</text:span> <text:span text:style-name="T15">response.blob();</text:span></text:p>
      <text:p text:style-name="P50">})</text:p>
      <text:p text:style-name="P49"><text:span text:style-name="T15">.then(myBlob</text:span> <text:span text:style-name="T15">=&gt;</text:span> <text:span text:style-name="T15">{</text:span></text:p>
      <text:p text:style-name="P49"><text:s text:c="2"/><text:span text:style-name="T17">let</text:span> <text:span text:style-name="T15">objectURL</text:span> <text:span text:style-name="T15">=</text:span> <text:span text:style-name="T15">URL.createObjectURL(myBlob);</text:span></text:p>
      <text:p text:style-name="P49"><text:s text:c="2"/><text:span text:style-name="T17">let</text:span> <text:span text:style-name="T15">image</text:span> <text:span text:style-name="T15">=</text:span> <text:span text:style-name="T15">document.createElement(</text:span><text:span text:style-name="T16">'img'</text:span><text:span text:style-name="T15">);</text:span></text:p>
      <text:p text:style-name="P49"><text:s text:c="2"/><text:span text:style-name="T15">image.src</text:span> <text:span text:style-name="T15">=</text:span> <text:span text:style-name="T15">objectURL;</text:span></text:p>
      <text:p text:style-name="P49"><text:s text:c="2"/><text:span text:style-name="T15">document.body.appendChild(image);</text:span></text:p>
      <text:p text:style-name="P50">})</text:p>
      <text:p text:style-name="P49"><text:span text:style-name="T15">.</text:span><text:span text:style-name="T17">catch</text:span><text:span text:style-name="T15">(e</text:span> <text:span text:style-name="T15">=&gt;</text:span> <text:span text:style-name="T15">{</text:span></text:p>
      <text:p text:style-name="P49"><text:s text:c="2"/><text:span text:style-name="T15">console.log(</text:span><text:span text:style-name="T16">'Error : '</text:span> <text:span text:style-name="T15">+</text:span> <text:span text:style-name="T15">e.message);</text:span></text:p>
      <text:p text:style-name="P51">});</text:p>
      <text:p text:style-name="P4">On a donc ici une fonction fetch asynchrone, qu'on gère avec une promesse, puis une autre fonction blob asynchrone, qu'on gère également avec une promesse. La même fonction avec la syntaxe <text:span text:style-name="T3">async / await</text:span> est la suivante :</text:p>
      <text:p text:style-name="P4"/>
      <text:p text:style-name="P48"><text:span text:style-name="T15">async</text:span> <text:span text:style-name="T17">function</text:span> <text:span text:style-name="T15">myFetch()</text:span> <text:span text:style-name="T15">{</text:span></text:p>
      <text:p text:style-name="P49"><text:s text:c="2"/><text:span text:style-name="T17">let</text:span> <text:span text:style-name="T15">response</text:span> <text:span text:style-name="T15">=</text:span> <text:span text:style-name="T15">await</text:span> <text:span text:style-name="T15">fetch(</text:span><text:span text:style-name="T16">'coffee.jpg'</text:span><text:span text:style-name="T15">);</text:span></text:p>
      <text:p text:style-name="P49"/>
      <text:p text:style-name="P49"><text:s text:c="2"/><text:span text:style-name="T17">if</text:span> <text:span text:style-name="T15">(!response.ok)</text:span> <text:span text:style-name="T15">{</text:span></text:p>
      <text:p text:style-name="P49"><text:s text:c="4"/><text:span text:style-name="T17">throw</text:span> <text:span text:style-name="T17">new</text:span> <text:span text:style-name="T15">Error(`Erreur</text:span> <text:span text:style-name="T15">HTTP</text:span> <text:span text:style-name="T15">!</text:span> <text:span text:style-name="T15">statut</text:span> <text:span text:style-name="T15">:</text:span> <text:span text:style-name="T15">${response.status}`);</text:span></text:p>
      <text:p text:style-name="P49"><text:s text:c="2"/><text:span text:style-name="T15">}</text:span></text:p>
      <text:p text:style-name="P49"/>
      <text:p text:style-name="P49"><text:s text:c="2"/><text:span text:style-name="T17">let</text:span> <text:span text:style-name="T15">myBlob</text:span> <text:span text:style-name="T15">=</text:span> <text:span text:style-name="T15">await</text:span> <text:span text:style-name="T15">response.blob();</text:span></text:p>
      <text:p text:style-name="P49"/>
      <text:p text:style-name="P49"><text:s text:c="2"/><text:span text:style-name="T17">let</text:span> <text:span text:style-name="T15">objectURL</text:span> <text:span text:style-name="T15">=</text:span> <text:span text:style-name="T15">URL.createObjectURL(myBlob);</text:span></text:p>
      <text:p text:style-name="P49"><text:s text:c="2"/><text:span text:style-name="T17">let</text:span> <text:span text:style-name="T15">image</text:span> <text:span text:style-name="T15">=</text:span> <text:span text:style-name="T15">document.createElement(</text:span><text:span text:style-name="T16">'img'</text:span><text:span text:style-name="T15">);</text:span></text:p>
      <text:p text:style-name="P49"><text:s text:c="2"/><text:span text:style-name="T15">image.src</text:span> <text:span text:style-name="T15">=</text:span> <text:span text:style-name="T15">objectURL;</text:span></text:p>
      <text:p text:style-name="P49"><text:s text:c="2"/><text:span text:style-name="T15">document.body.appendChild(image);</text:span></text:p>
      <text:p text:style-name="P50">}</text:p>
      <text:p text:style-name="P49"/>
      <text:p text:style-name="P50">myFetch()</text:p>
      <text:p text:style-name="P49"><text:span text:style-name="T15">.</text:span><text:span text:style-name="T17">catch</text:span><text:span text:style-name="T15">(e</text:span> <text:span text:style-name="T15">=&gt;</text:span> <text:span text:style-name="T15">{</text:span></text:p>
      <text:p text:style-name="P49"><text:soft-page-break/><text:s text:c="2"/><text:span text:style-name="T15">console.log(</text:span><text:span text:style-name="T16">'Error : '</text:span> <text:span text:style-name="T15">+</text:span> <text:span text:style-name="T15">e.message);</text:span></text:p>
      <text:p text:style-name="P52"><text:span text:style-name="T15">});</text:span></text:p>
      <text:p text:style-name="P47">On voit ici que plutôt d'avoir plein de blocs "<text:span text:style-name="T3">then</text:span>", on dit à la fonction asynchrone d'attendre la fin d'exécution de l'opération asynchrone pour exécuter la suite du code (équivalent d'une fonction callback, mais avec une syntaxe ici qui se rapproche pas mal de l'écriture de code synchron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13M5S</meta:editing-duration>
    <meta:editing-cycles>9</meta:editing-cycles>
    <meta:generator>OpenOffice/4.1.5$Win32 OpenOffice.org_project/415m1$Build-9789</meta:generator>
    <dc:date>2021-06-29T12:02:54.02</dc:date>
    <meta:document-statistic meta:table-count="0" meta:image-count="2" meta:object-count="0" meta:page-count="9" meta:paragraph-count="221" meta:word-count="1865" meta:character-count="11432"/>
    <meta:user-defined meta:name="Info 1"/>
    <meta:user-defined meta:name="Info 2"/>
    <meta:user-defined meta:name="Info 3"/>
    <meta:user-defined meta:name="Info 4"/>
  </office:meta>
</office:document-meta>
</file>